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8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07" office:value-type="string" calcext:value-type="string">
            <text:p>Yearly Gain / Loss Summary</text:p>
          </table:table-cell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00000000007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0000000001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9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2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9.00000000000001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33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00000000007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0.999999999993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3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9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0.999999999999986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41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" office:value-type="float" table:style-name="transparent_crypto"/>
          <table:table-cell office:value="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" office:value-type="float" table:style-name="transparent_crypto"/>
          <table:table-cell office:value="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39000.0" office:value-type="float" table:style-name="highlighted_usd"/>
          <table:table-cell office:value="13000.0" office:value-type="float" table:style-name="taxable_event_alt_usd"/>
          <table:table-cell office:value-type="string" table:style-name="taxable_event_note_default">
            <text:p>1/1: 3.00000000 of 3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00000000007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0000000001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" office:value-type="float" table:style-name="transparent_crypto"/>
          <table:table-cell office:value="3.0000000000000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000000000000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24000.0" office:value-type="float" table:style-name="highlighted_usd"/>
          <table:table-cell office:value="12000.0" office:value-type="float" table:style-name="taxable_event_alt_usd"/>
          <table:table-cell office:value-type="string" table:style-name="taxable_event_note_default">
            <text:p>1/1: 2.00000000 of 2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20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20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39000.0" office:value-type="float" table:style-name="highlighted_usd"/>
          <table:table-cell office:value="13000.0" office:value-type="float" table:style-name="taxable_event_alt_usd"/>
          <table:table-cell office:value-type="string" table:style-name="taxable_event_note_default">
            <text:p>1/1: 3.00000000 of 3.00000000 B2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36" office:value-type="float" table:style-name="taxable_event_percent"/>
          <table:table-cell office:value="2556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1/3: 1.80000000 of 5.00000000 B2</text:p>
          </table:table-cell>
          <table:table-cell office:value-type="string" table:style-name="from_lot_alt_default">
            <text:p>2020-02-01 11:18:00+00:00</text:p>
          </table:table-cell>
          <table:table-cell office:value="0.9" office:value-type="float" table:style-name="from_lot_alt_percent"/>
          <table:table-cell office:value="21600.0" office:value-type="float" table:style-name="from_lot_alt_usd"/>
          <table:table-cell office:value="0.0" office:value-type="float" table:style-name="from_lot_alt_usd"/>
          <table:table-cell office:value="216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20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89999999999998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999999999999998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0049751243781094535" office:value-type="float" table:style-name="taxable_event_border_percent"/>
          <table:table-cell office:value="2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alt_border_default">
            <text:p>2020-04-01 09:45:00+00:00</text:p>
          </table:table-cell>
          <table:table-cell office:value="0.0025" office:value-type="float" table:style-name="from_lot_alt_border_percent"/>
          <table:table-cell office:value="141.0" office:value-type="float" table:style-name="from_lot_alt_border_usd"/>
          <table:table-cell office:value="1.0" office:value-type="float" table:style-name="from_lot_alt_border_usd"/>
          <table:table-cell office:value="141.0" office:value-type="float" table:style-name="highlighted_border_usd"/>
          <table:table-cell office:value="14000.0" office:value-type="float" table:style-name="from_lot_al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00000000007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7" office:value-type="float" table:style-name="taxable_event_percent"/>
          <table:table-cell office:value="40400.00000000001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default">
            <text:p>2020-05-01 14:03:00+00:00</text:p>
          </table:table-cell>
          <table:table-cell office:value="0.4" office:value-type="float" table:style-name="from_lot_percent"/>
          <table:table-cell office:value="30200.0" office:value-type="float" table:style-name="from_lot_usd"/>
          <table:table-cell office:value="200.0" office:value-type="float" table:style-name="from_lot_usd"/>
          <table:table-cell office:value="30200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7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0000000000001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usd"/>
          <table:table-cell office:value="333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000000000000003" office:value-type="float" table:style-name="transparent_crypto"/>
          <table:table-cell office:value="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" office:value-type="float" table:style-name="transparent_crypto"/>
          <table:table-cell office:value="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00000000000014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0000000000001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24000.0" office:value-type="float" table:style-name="highlighted_usd"/>
          <table:table-cell office:value="12000.0" office:value-type="float" table:style-name="taxable_event_alt_usd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29999999999999" office:value-type="float" table:style-name="transparent_crypto"/>
          <table:table-cell office:value="66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default">
            <text:p>2020-01-01 08:41:00+00:00</text:p>
          </table:table-cell>
          <table:table-cell office:value="0.02" office:value-type="float" table:style-name="from_lot_percent"/>
          <table:table-cell office:value="222.0" office:value-type="float" table:style-name="from_lot_usd"/>
          <table:table-cell office:value="2.0" office:value-type="float" table:style-name="from_lot_usd"/>
          <table:table-cell office:value="222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69999999999999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usd"/>
          <table:table-cell office:value="21400.0" office:value-type="float" table:style-name="taxable_even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20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1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00000000007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0.999999999993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9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0.999999999999986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usd"/>
          <table:table-cell office:value="413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799999999999999" office:value-type="float" table:style-name="transparent_crypto"/>
          <table:table-cell office:value="0" office:value-type="float" table:style-name="transparent_crypto"/>
          <table:table-cell office:value="0.199999999999999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" office:value-type="float" table:style-name="transparent_crypto"/>
          <table:table-cell office:value="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000000000000002" office:value-type="float" table:style-name="transparent_crypto"/>
          <table:table-cell office:value="3.000000000000014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0000000000001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20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20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4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358" office:value-type="float" table:style-name="taxable_event_alt_percent"/>
          <table:table-cell office:value="25418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1/3: 1.79000000 of 5.00000000 B4</text:p>
          </table:table-cell>
          <table:table-cell office:value-type="string" table:style-name="from_lot_alt_default">
            <text:p>2020-02-01 11:18:00+00:00</text:p>
          </table:table-cell>
          <table:table-cell office:value="0.895" office:value-type="float" table:style-name="from_lot_alt_percent"/>
          <table:table-cell office:value="21480.0" office:value-type="float" table:style-name="from_lot_alt_usd"/>
          <table:table-cell office:value="0.0" office:value-type="float" table:style-name="from_lot_alt_usd"/>
          <table:table-cell office:value="2148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41999999999999996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20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usd"/>
          <table:table-cell office:value="2.0" office:value-type="float" table:style-name="from_lot_usd"/>
          <table:table-cell office:value="302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00000000007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199999999999997" office:value-type="float" table:style-name="from_lot_border_percent"/>
          <table:table-cell office:value="30350.999999999993" office:value-type="float" table:style-name="from_lot_border_usd"/>
          <table:table-cell office:value="200.99999999999997" office:value-type="float" table:style-name="from_lot_border_usd"/>
          <table:table-cell office:value="30350.999999999993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8:08.139155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5-20T13:26:12.559486</dc:date>
    <meta:editing-duration>P1DT3H44M9S</meta:editing-duration>
    <meta:editing-cycles>75</meta:editing-cycles>
    <meta:generator>http://pypi.python.org/pypi/ezodf/0.1.0$Python3.8.5 (default, Jan 27 2021, 15:41:15) 
[GCC 9.3.0]</meta:generator>
    <meta:document-statistic meta:table-count="4" meta:cell-count="319" meta:object-count="0"/>
  </office:meta>
</office:document-meta>
</file>